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252" officeooo:paragraph-rsid="0008d252"/>
    </style:style>
    <style:style style:name="P2" style:family="paragraph" style:parent-style-name="Standard" style:list-style-name="L1">
      <style:text-properties officeooo:rsid="000bf98a" officeooo:paragraph-rsid="000bf98a"/>
    </style:style>
    <style:style style:name="P3" style:family="paragraph" style:parent-style-name="Standard" style:list-style-name="L1">
      <style:text-properties officeooo:rsid="000d17e3" officeooo:paragraph-rsid="000d17e3"/>
    </style:style>
    <style:style style:name="P4" style:family="paragraph" style:parent-style-name="Standard" style:list-style-name="L1">
      <style:text-properties officeooo:rsid="000d5111" officeooo:paragraph-rsid="000d5111"/>
    </style:style>
    <style:style style:name="P5" style:family="paragraph" style:parent-style-name="Standard" style:list-style-name="L1">
      <style:text-properties officeooo:rsid="000dfd8f" officeooo:paragraph-rsid="000dfd8f"/>
    </style:style>
    <style:style style:name="P6" style:family="paragraph" style:parent-style-name="Standard" style:list-style-name="L1">
      <style:text-properties officeooo:rsid="000e13fa" officeooo:paragraph-rsid="000e13fa"/>
    </style:style>
    <style:style style:name="P7" style:family="paragraph" style:parent-style-name="Standard" style:list-style-name="L1">
      <style:text-properties officeooo:rsid="000f714b" officeooo:paragraph-rsid="000f714b"/>
    </style:style>
    <style:style style:name="P8" style:family="paragraph" style:parent-style-name="Standard" style:list-style-name="L1">
      <style:text-properties officeooo:rsid="00223d1c" officeooo:paragraph-rsid="00223d1c"/>
    </style:style>
    <style:style style:name="P9" style:family="paragraph" style:parent-style-name="Standard" style:list-style-name="L1">
      <style:text-properties officeooo:rsid="00237fa1" officeooo:paragraph-rsid="00237fa1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Heading_20_1">
      <style:text-properties style:font-name="Times New Roman" officeooo:rsid="0013594a" officeooo:paragraph-rsid="0013594a"/>
    </style:style>
    <style:style style:name="P12" style:family="paragraph" style:parent-style-name="Text_20_body" style:list-style-name="L2">
      <style:text-properties officeooo:rsid="00170850" officeooo:paragraph-rsid="00170850"/>
    </style:style>
    <style:style style:name="P13" style:family="paragraph" style:parent-style-name="Text_20_body" style:list-style-name="L2">
      <style:text-properties style:font-name="Times New Roman" officeooo:rsid="00184579" officeooo:paragraph-rsid="00184579"/>
    </style:style>
    <style:style style:name="P14" style:family="paragraph" style:parent-style-name="Text_20_body" style:list-style-name="L2">
      <style:text-properties style:font-name="Times New Roman" officeooo:rsid="0019f64f" officeooo:paragraph-rsid="0019f64f"/>
    </style:style>
    <style:style style:name="P15" style:family="paragraph" style:parent-style-name="Text_20_body" style:list-style-name="L2">
      <style:text-properties style:font-name="Times New Roman" officeooo:rsid="001b5a7e" officeooo:paragraph-rsid="001b5a7e"/>
    </style:style>
    <style:style style:name="P16" style:family="paragraph" style:parent-style-name="Text_20_body" style:list-style-name="L2">
      <style:text-properties style:font-name="Times New Roman" officeooo:rsid="0020aea7" officeooo:paragraph-rsid="0020aea7"/>
    </style:style>
    <style:style style:name="P17" style:family="paragraph" style:parent-style-name="Text_20_body" style:list-style-name="L2">
      <style:text-properties officeooo:rsid="001cffd0" officeooo:paragraph-rsid="001cffd0"/>
    </style:style>
    <style:style style:name="T1" style:family="text">
      <style:text-properties fo:color="#0000cc" fo:font-style="italic" style:font-style-asian="italic" style:font-style-complex="italic"/>
    </style:style>
    <style:style style:name="T2" style:family="text">
      <style:text-properties fo:color="#0000cc" style:font-name="Times New Roman" fo:font-style="italic" style:font-style-asian="italic" style:font-style-complex="italic"/>
    </style:style>
    <style:style style:name="T3" style:family="text">
      <style:text-properties officeooo:rsid="000f714b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3594a"/>
    </style:style>
    <style:style style:name="T6" style:family="text">
      <style:text-properties officeooo:rsid="00237f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Events Overview(Windows Forms)</text:h>
      <text:list xml:id="list4817023965931543477" text:style-name="L1">
        <text:list-item>
          <text:p text:style-name="P1">An event is an action which you can respond to, or "handle", in code.</text:p>
        </text:list-item>
        <text:list-item>
          <text:p text:style-name="P1">Events can be generated by a user action, <text:s/>such as clicking the mouse or pressing a key; by program code; or by the system.(<text:span text:style-name="T1">basicly by anything, ZK</text:span>)</text:p>
        </text:list-item>
        <text:list-item>
          <text:p text:style-name="P2">Delegates and events</text:p>
          <text:list>
            <text:list-item>
              <text:p text:style-name="P3">delegates are classes commonly used within the .NET Framework to build event-handling mechanisms. </text:p>
            </text:list-item>
            <text:list-item>
              <text:p text:style-name="P4">Unlike function pointer contains only a reference to a particular function, a delegate consist of a reference to an object, and references to one or more methods within the object.</text:p>
            </text:list-item>
            <text:list-item>
              <text:p text:style-name="P5">The event model delegates to bind events to the methods that are used to handle them.</text:p>
            </text:list-item>
            <text:list-item>
              <text:p text:style-name="P6">When an event is recorded(<text:span text:style-name="T1">how? ZK</text:span>) by the application, the control <text:span text:style-name="T3">raises the event by invoking the delegate for that event. The delegate in turn calls the bound method.</text:span></text:p>
            </text:list-item>
          </text:list>
        </text:list-item>
        <text:list-item>
          <text:p text:style-name="P7">The binding mechanism used with delegate is dynamic: a delegate can be bound at run time to any method whose signature matches that of the event handler. You can set up or change the bound method depending on a condition and to dynamically attach an event handler to a control.</text:p>
        </text:list-item>
        <text:list-item>
          <text:p text:style-name="P8">event is a keyword(modifier) in C#, to <text:s/>delcare an event in a publisher class. <text:span text:style-name="T6">See reference and examples:</text:span></text:p>
          <text:p text:style-name="P9"><text:a xlink:type="simple" xlink:href="http://msdn.microsoft.com/en-us/library/8627sbea.aspx">http://msdn.microsoft.com/en-us/library/8627sbea.aspx</text:a></text:p>
        </text:list-item>
        <text:list-item>
          <text:p text:style-name="P9"/>
        </text:list-item>
      </text:list>
      <text:h text:style-name="P11" text:outline-level="1">Event Handlers Overview(Windows Forms)</text:h>
      <text:list xml:id="list5518955040615040141" text:style-name="L2">
        <text:list-item>
          <text:p text:style-name="P12"><text:span text:style-name="T5">A</text:span><text:span text:style-name="T4">n event handler is a method that is bound to an event. </text:span></text:p>
        </text:list-item>
        <text:list-item>
          <text:p text:style-name="P13">When the event is raised, the code within the event handler is executed. </text:p>
        </text:list-item>
        <text:list-item>
          <text:p text:style-name="P13">Each event handler provides two parameters that allow you to handle the event properly.</text:p>
        </text:list-item>
        <text:list-item>
          <text:p text:style-name="P14">An Click event handler: private void button1_Click(object sender, System.EventArgs e){}</text:p>
        </text:list-item>
        <text:list-item>
          <text:p text:style-name="P15">The first parameter, sender, provides a reference to the object that raised the event. </text:p>
        </text:list-item>
        <text:list-item>
          <text:p text:style-name="P15">The second parameter, e, is an event-specific object, referencing the object's properties(or sometimes its methods), you can obtain information describing the event.</text:p>
        </text:list-item>
        <text:list-item>
          <text:p text:style-name="P17"><text:span text:style-name="T4">The event-specific object in order to describe the event, are usually different between different events(</text:span><text:span text:style-name="T2">that's why they're called event-specific object, ZK</text:span><text:span text:style-name="T4">)</text:span></text:p>
        </text:list-item>
        <text:list-item>
          <text:p text:style-name="P16">When different events share a same event-specific object, they can shall a same event handl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8S</meta:editing-duration>
    <meta:editing-cycles>29</meta:editing-cycles>
    <meta:generator>LibreOffice/4.2.6.3$Windows_x86 LibreOffice_project/3fd416d4c6db7d3204c17ce57a1d70f6e531ee21</meta:generator>
    <dc:date>2014-09-10T11:48:49.177000000</dc:date>
    <meta:document-statistic meta:table-count="0" meta:image-count="0" meta:object-count="0" meta:page-count="1" meta:paragraph-count="21" meta:word-count="347" meta:character-count="2115" meta:non-whitespace-character-count="1800"/>
    <meta:user-defined meta:name="Info 1"/>
    <meta:user-defined meta:name="Info 2"/>
    <meta:user-defined meta:name="Info 3"/>
    <meta:user-defined meta:name="Info 4"/>
  </office:meta>
</office:document-meta>
</file>